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 style:master-page-name="Standard">
      <style:paragraph-properties style:page-number="1"/>
    </style:style>
    <style:style style:name="P4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5" style:family="paragraph" style:parent-style-name="Standard" style:list-style-name="WWNum1">
      <style:paragraph-properties fo:margin-left="2.54cm" fo:margin-right="0cm" fo:text-indent="-0.635cm" style:auto-text-indent="false"/>
    </style:style>
    <style:style style:name="P6" style:family="paragraph" style:parent-style-name="Standard" style:list-style-name="WWNum1">
      <style:paragraph-properties fo:margin-left="3.81cm" fo:margin-right="0cm" fo:text-indent="-0.635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paragraph-rsid="001ec83f"/>
    </style:style>
    <style:style style:name="P9" style:family="paragraph" style:parent-style-name="Standard">
      <style:paragraph-properties fo:margin-left="0cm" fo:margin-right="0cm" fo:text-indent="0cm" style:auto-text-indent="false" fo:break-before="page"/>
      <style:text-properties officeooo:paragraph-rsid="001ec83f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ítulo</text:p>
      <text:p text:style-name="P1">resumo</text:p>
      <text:p text:style-name="P1">introdução</text:p>
      <text:p text:style-name="P1">desenvolvimento</text:p>
      <text:p text:style-name="P1">conclusão</text:p>
      <text:p text:style-name="P1"/>
      <text:p text:style-name="P1">livro: pesquisa científica sem tropeços</text:p>
      <text:p text:style-name="P1"/>
      <text:p text:style-name="P1">padrão SBC</text:p>
      <text:p text:style-name="Standard"/>
      <text:p text:style-name="Standard">Ferramenta: mendeley desktop</text:p>
      <text:p text:style-name="Standard"/>
      <text:p text:style-name="Standard">email professor: </text:p>
      <text:p text:style-name="Standard"><text:a xlink:type="simple" xlink:href="mailto:trabalhos.wrpelissari@gmail.com" text:style-name="ListLabel_20_10" text:visited-style-name="ListLabel_20_10"><text:span text:style-name="T1">trabalhos.wrpelissari@gmail.com</text:span></text:a></text:p>
      <text:p text:style-name="Standard"/>
      <text:p text:style-name="Standard">(incluir o nome do burnes no artigo)</text:p>
      <text:p text:style-name="Standard"/>
      <text:p text:style-name="Standard">Estrutura para criação (javascript, node, react)</text:p>
      <text:p text:style-name="Standard"/>
      <text:list xml:id="list4277771261" text:style-name="WWNum1">
        <text:list-item>
          <text:p text:style-name="P4">Problema</text:p>
        </text:list-item>
        <text:list-item>
          <text:p text:style-name="P4">Índices (KPL) </text:p>
          <text:list>
            <text:list-item>
              <text:p text:style-name="P5">funcionamento:</text:p>
              <text:list>
                <text:list-item>
                  <text:p text:style-name="P6">assíncrona (tempo de resposta)</text:p>
                </text:list-item>
                <text:list-item>
                  <text:p text:style-name="P6">estrutura</text:p>
                </text:list-item>
                <text:list-item>
                  <text:p text:style-name="P6">mercado (ganho)</text:p>
                </text:list-item>
                <text:list-item>
                  <text:p text:style-name="P6">produtividade</text:p>
                </text:list-item>
                <text:list-item>
                  <text:p text:style-name="P6">reaproveitamento</text:p>
                </text:list-item>
              </text:list>
            </text:list-item>
          </text:list>
        </text:list-item>
      </text:list>
      <text:p text:style-name="P2"/>
      <text:p text:style-name="P2">não citar sites, não é uma base científica (white paper)</text:p>
      <text:p text:style-name="P2">usar, artigo científicos, manual do fabricante, site do próprio desenvolvedor</text:p>
      <text:p text:style-name="P2"/>
      <text:p text:style-name="P2">a maioria dos artigos não está na nossa língua, independente da língua ao traduzir preferir traduzir para o inglês e depois para o português.</text:p>
      <text:p text:style-name="P2"/>
      <text:p text:style-name="P8"><text:tab/></text:p>
      <text:p text:style-name="P9">INTRODUÇÃO (CONTEXTO)</text:p>
      <text:p text:style-name="P2">o<text:tab/> <text:s text:c="2"/>OBJETIVOS (Objetivo geral, Objetivos específicos)</text:p>
      <text:p text:style-name="P2">o<text:tab/> <text:s text:c="2"/>JUSTIFICATIVA</text:p>
      <text:p text:style-name="P2">o<text:tab/> <text:s text:c="2"/>ESTRUTURA DO ARTIGO</text:p>
      <text:p text:style-name="P2">•<text:tab/>FUNDAMENTAÇÃO TEÓRICA (São as pesquisas que está fazendo com as devidas citações)</text:p>
      <text:p text:style-name="P2">•<text:tab/>ESTADO DA ARTE (Também são as pesquisas que está fazendo, mas com fato nas publicações até de 2016)</text:p>
      <text:p text:style-name="P2">•<text:tab/>MATERIAIS E MÉTODOS (Descrever quais os materiais necessários [softwares, frameworks, etc.], e o método que foi utilizado neste artigo, explicando as fases de estudo, pesquisa, aplicação e/ou tratamento de dados estatísticos)</text:p>
      <text:p text:style-name="P2">•<text:tab/>DESENVOLVIMENTO, por exemplo: ESTUDO DE CASO (Se for um estudo de caso, deverá apresentar os detalhes sobre como proceder para que o estudo possa ser repetido. Pode ser uma comparação de metodologias)</text:p>
      <text:p text:style-name="P2">•<text:tab/>ANÁLISE DOS RESULTADOS E DISCUSSÃO</text:p>
      <text:p text:style-name="P2">•<text:tab/>CONCLUSÕES E TRABALHOS FUTUROS</text:p>
      <text:p text:style-name="P2">•<text:tab/>REFERÊNCIAS (listar dentro do padrão, todas as referências necessárias)</text:p>
      <text:p text:style-name="P2">•<text:tab/>APÊNDICES (Se Houver)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Linux_X86_64 LibreOffice_project/20$Build-2</meta:generator>
    <dc:date>2019-05-06T11:29:05.762341114</dc:date>
    <meta:editing-duration>PT18S</meta:editing-duration>
    <meta:editing-cycles>1</meta:editing-cycles>
    <meta:document-statistic meta:table-count="0" meta:image-count="0" meta:object-count="0" meta:page-count="2" meta:paragraph-count="36" meta:word-count="232" meta:character-count="1551" meta:non-whitespace-character-count="1350"/>
  </office:meta>
</office:document-meta>
</file>